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fo:font-variant="normal" fo:text-transform="none" fo:color="#1f1f1f" loext:opacity="100%" style:font-name="Google Sans" fo:font-size="12pt" fo:font-style="normal" fo:font-weight="bold"/>
    </style:style>
    <style:style style:name="P2"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5"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6"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7"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8"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9"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0"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1"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2"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3"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4"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5"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6"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7"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8"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9"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0"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1"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2"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3"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4"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5"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6"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7"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8"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9"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0"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1"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2"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3"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4"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5"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6"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7"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8"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9"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0"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1"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2"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3"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4"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5" style:family="paragraph" style:parent-style-name="Text_20_body" style:list-style-name="L8"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6" style:family="paragraph" style:parent-style-name="Text_20_body" style:list-style-name="L8"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7" style:family="paragraph" style:parent-style-name="Text_20_body" style:list-style-name="L8"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8" style:family="paragraph" style:parent-style-name="Text_20_body" style:list-style-name="L9"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9" style:family="paragraph" style:parent-style-name="Text_20_body" style:list-style-name="L9"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50"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1"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2"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3"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4"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5"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6"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7"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8"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9"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0"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1"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2" style:family="paragraph" style:parent-style-name="Text_20_body" style:list-style-name="L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3" style:family="paragraph" style:parent-style-name="Text_20_body" style:list-style-name="L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4" style:family="paragraph" style:parent-style-name="Text_20_body" style:list-style-name="L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5" style:family="paragraph" style:parent-style-name="Text_20_body" style:list-style-name="L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6" style:family="paragraph" style:parent-style-name="Text_20_body" style:list-style-name="L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7" style:family="paragraph" style:parent-style-name="Text_20_body" style:list-style-name="L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8" style:family="paragraph" style:parent-style-name="Text_20_body" style:list-style-name="L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9" style:family="paragraph" style:parent-style-name="Text_20_body" style:list-style-name="L7"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70" style:family="paragraph" style:parent-style-name="Text_20_body" style:list-style-name="L7"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71" style:family="paragraph" style:parent-style-name="Text_20_body" style:list-style-name="L7"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72" style:family="paragraph" style:parent-style-name="Text_20_body" style:list-style-name="L8"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73" style:family="paragraph" style:parent-style-name="Text_20_body" style:list-style-name="L8"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74" style:family="paragraph" style:parent-style-name="Text_20_body" style:list-style-name="L8"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75" style:family="paragraph" style:parent-style-name="Text_20_body" style:list-style-name="L8"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76" style:family="paragraph" style:parent-style-name="Text_20_body" style:list-style-name="L8"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77" style:family="paragraph" style:parent-style-name="Text_20_body" style:list-style-name="L8"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78" style:family="paragraph" style:parent-style-name="Text_20_body" style:list-style-name="L8"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79" style:family="paragraph" style:parent-style-name="Text_20_body" style:list-style-name="L8"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80" style:family="paragraph" style:parent-style-name="Text_20_body" style:list-style-name="L8"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81"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82"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83" style:family="paragraph" style:parent-style-name="Text_20_body" style:list-style-name="L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84" style:family="paragraph" style:parent-style-name="Text_20_body" style:list-style-name="L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85" style:family="paragraph" style:parent-style-name="Text_20_body" style:list-style-name="L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86"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87"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88"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89"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90"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91"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92"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93"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94"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95"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96"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97"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T1" style:family="text">
      <style:text-properties loext:padding="0in" loext:border="none"/>
    </style:style>
    <style:style style:name="T2" style:family="text">
      <style:text-properties fo:font-variant="normal" fo:text-transform="none" fo:color="#1f1f1f" loext:opacity="100%" style:font-name="Google Sans" fo:font-size="12pt" fo:font-style="normal" fo:font-weight="bold" loext:padding="0in" loext:border="none"/>
    </style:style>
    <style:style style:name="T3" style:family="text">
      <style:text-properties fo:font-variant="normal" fo:text-transform="none" fo:color="#1f1f1f" loext:opacity="100%" style:font-name="Google Sans" fo:font-size="12pt" fo:font-style="normal" fo:font-weight="normal"/>
    </style:style>
    <style:style style:name="T4" style:family="text">
      <style:text-properties fo:font-variant="normal" fo:text-transform="none" fo:color="#1f1f1f" loext:opacity="100%" style:font-name="Google Sans" fo:font-size="12pt" fo:font-style="normal" fo:font-weight="normal" loext:padding="0in" loext:border="none"/>
    </style:style>
    <style:style style:name="T5" style:family="text">
      <style:text-properties fo:font-variant="normal" fo:text-transform="none" fo:color="#0b57d0" loext:opacity="100%" style:font-name="Google Sans" fo:font-size="12pt" fo:font-style="normal" fo:font-weight="normal" loext:padding="0in" loext:border="none"/>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Secure Code Policy for [Your Software Company Name]</text:h>
      <text:p text:style-name="P2"><text:span text:style-name="Strong_20_Emphasis"><text:span text:style-name="T2">1. Introduction</text:span></text:span></text:p>
      <text:p text:style-name="P50">This document outlines the Secure Code Policy for [Your Software Company Name] in alignment with the requirements of ISO 27001 for Information Security Management Systems (ISMS). This policy aims to establish secure coding practices throughout the software development lifecycle (SDLC) to minimize vulnerabilities and enhance the overall security posture of our software products.</text:p>
      <text:p text:style-name="P2"><text:span text:style-name="Strong_20_Emphasis"><text:span text:style-name="T2">2. Purpose</text:span></text:span></text:p>
      <text:p text:style-name="P50">The purpose of this policy is to:</text:p>
      <text:list text:style-name="L5">
        <text:list-item>
          <text:p text:style-name="P65">Promote the development of secure and reliable software applications. </text:p>
        </text:list-item>
        <text:list-item>
          <text:p text:style-name="P65">Reduce the risk of security vulnerabilities and potential exploits. </text:p>
        </text:list-item>
        <text:list-item>
          <text:p text:style-name="P65">Ensure the confidentiality, integrity, and availability of software and underlying systems. </text:p>
        </text:list-item>
        <text:list-item>
          <text:p text:style-name="P65">Comply with the security requirements of ISO 27001. </text:p>
        </text:list-item>
      </text:list>
      <text:p text:style-name="P2"><text:span text:style-name="Strong_20_Emphasis"><text:span text:style-name="T2">3. Scope</text:span></text:span></text:p>
      <text:p text:style-name="P50">This policy applies to all software development activities undertaken by [Your Software Company Name], including internal development teams, contractors, and third-party vendors involved in the development process.</text:p>
      <text:p text:style-name="P2"><text:span text:style-name="Strong_20_Emphasis"><text:span text:style-name="T2">4. Secure Coding Practices</text:span></text:span></text:p>
      <text:list text:style-name="L6">
        <text:list-item>
          <text:p text:style-name="P36"><text:span text:style-name="Strong_20_Emphasis"><text:span text:style-name="T2">Threat Modeling:</text:span></text:span><text:span text:style-name="T3"> Developers will conduct threat modeling exercises during the design phase to identify potential security vulnerabilities and implement appropriate mitigation strategies. </text:span></text:p>
        </text:list-item>
        <text:list-item>
          <text:p text:style-name="P36"><text:span text:style-name="Strong_20_Emphasis"><text:span text:style-name="T2">Secure Coding Standards:</text:span></text:span><text:span text:style-name="T3"> Developers will adhere to established secure coding standards (e.g., OWASP Top 10, CWE Top 25) to avoid common coding errors and vulnerabilities. </text:span></text:p>
        </text:list-item>
        <text:list-item>
          <text:p text:style-name="P36"><text:span text:style-name="Strong_20_Emphasis"><text:span text:style-name="T2">Static Code Analysis (SCA):</text:span></text:span><text:span text:style-name="T3"> SCA tools will be integrated into the development process to identify potential security vulnerabilities, coding errors, and suspicious patterns in code early in the development cycle. </text:span></text:p>
        </text:list-item>
        <text:list-item>
          <text:p text:style-name="P36"><text:span text:style-name="Strong_20_Emphasis"><text:span text:style-name="T2">Code Reviews:</text:span></text:span><text:span text:style-name="T3"> Peer code reviews will be conducted to identify and address security issues, coding best practices, and maintain consistent code quality. </text:span></text:p>
        </text:list-item>
        <text:list-item>
          <text:p text:style-name="P36"><text:soft-page-break/><text:span text:style-name="Strong_20_Emphasis"><text:span text:style-name="T2">Input Validation and Sanitization:</text:span></text:span><text:span text:style-name="T3"> All user input will be rigorously validated and sanitized to prevent attacks such as SQL injection and cross-site scripting (XSS). </text:span></text:p>
        </text:list-item>
        <text:list-item>
          <text:p text:style-name="P36"><text:span text:style-name="Strong_20_Emphasis"><text:span text:style-name="T2">Secure Library and Framework Usage:</text:span></text:span><text:span text:style-name="T3"> Developers will utilize only approved and secure libraries and frameworks that are actively maintained and updated. </text:span></text:p>
        </text:list-item>
        <text:list-item>
          <text:p text:style-name="P36"><text:span text:style-name="Strong_20_Emphasis"><text:span text:style-name="T2">Secure Password Management:</text:span></text:span><text:span text:style-name="T3"> Secure practices for password storage and hashing will be implemented within the code to protect user credentials. </text:span></text:p>
        </text:list-item>
        <text:list-item>
          <text:p text:style-name="P36"><text:span text:style-name="Strong_20_Emphasis"><text:span text:style-name="T2">Cryptographic Controls:</text:span></text:span><text:span text:style-name="T3"> The use of strong cryptographic algorithms and key management practices will be followed for data encryption and decryption. </text:span></text:p>
        </text:list-item>
        <text:list-item>
          <text:p text:style-name="P36"><text:span text:style-name="Strong_20_Emphasis"><text:span text:style-name="T2">Secure Coding Training:</text:span></text:span><text:span text:style-name="T3"> Developers will receive ongoing training on secure coding practices, vulnerabilities, and security best practices. </text:span></text:p>
        </text:list-item>
      </text:list>
      <text:p text:style-name="P2"><text:span text:style-name="Strong_20_Emphasis"><text:span text:style-name="T2">5. Development Process Integration</text:span></text:span></text:p>
      <text:list text:style-name="L7">
        <text:list-item>
          <text:p text:style-name="P69">Secure coding practices will be integrated throughout all phases of the SDLC, including requirements gathering, design, development, testing, deployment, and maintenance. </text:p>
        </text:list-item>
        <text:list-item>
          <text:p text:style-name="P69">Security testing (e.g., penetration testing) will be conducted throughout the development lifecycle to identify and address vulnerabilities before deployment. </text:p>
        </text:list-item>
        <text:list-item>
          <text:p text:style-name="P69">Secure coding considerations should be documented and addressed within project plans and technical specifications. </text:p>
        </text:list-item>
      </text:list>
      <text:p text:style-name="P2"><text:span text:style-name="Strong_20_Emphasis"><text:span text:style-name="T2">6. Responsibilities</text:span></text:span></text:p>
      <text:list text:style-name="L8">
        <text:list-item>
          <text:p text:style-name="P45"><text:span text:style-name="Strong_20_Emphasis"><text:span text:style-name="T2">Management:</text:span></text:span><text:span text:style-name="T3"> </text:span></text:p>
          <text:list>
            <text:list-item>
              <text:p text:style-name="P72">Allocate resources for secure coding training and tools. </text:p>
            </text:list-item>
            <text:list-item>
              <text:p text:style-name="P72">Ensure the implementation and enforcement of this policy. </text:p>
            </text:list-item>
            <text:list-item>
              <text:p text:style-name="P72">Promote secure coding culture within the development team. </text:p>
            </text:list-item>
          </text:list>
        </text:list-item>
        <text:list-item>
          <text:p text:style-name="P45"><text:span text:style-name="Strong_20_Emphasis"><text:span text:style-name="T2">Development Team:</text:span></text:span><text:span text:style-name="T3"> </text:span></text:p>
          <text:list>
            <text:list-item>
              <text:p text:style-name="P72">Apply secure coding practices throughout the SDLC. </text:p>
            </text:list-item>
            <text:list-item>
              <text:p text:style-name="P72">Attend secure coding training sessions regularly. </text:p>
            </text:list-item>
            <text:list-item>
              <text:p text:style-name="P72">Report any identified security vulnerabilities promptly. </text:p>
            </text:list-item>
          </text:list>
        </text:list-item>
        <text:list-item>
          <text:p text:style-name="P45"><text:span text:style-name="Strong_20_Emphasis"><text:span text:style-name="T2">Security Team:</text:span></text:span><text:span text:style-name="T3"> </text:span></text:p>
          <text:list>
            <text:list-item>
              <text:p text:style-name="P72">Maintain and update secure coding standards and guidelines. </text:p>
            </text:list-item>
            <text:list-item>
              <text:p text:style-name="P72">Provide guidance and support to developers on secure coding practices. </text:p>
            </text:list-item>
            <text:list-item>
              <text:p text:style-name="P72">Conduct security reviews and penetration testing. </text:p>
            </text:list-item>
          </text:list>
        </text:list-item>
      </text:list>
      <text:p text:style-name="P2"><text:span text:style-name="Strong_20_Emphasis"><text:span text:style-name="T2">7. Enforcement</text:span></text:span></text:p>
      <text:p text:style-name="P50">Non-compliance with this policy may result in corrective actions, including code remediation, retraining, or project delays.</text:p>
      <text:p text:style-name="P2"><text:soft-page-break/><text:span text:style-name="Strong_20_Emphasis"><text:span text:style-name="T2">8. Review</text:span></text:span></text:p>
      <text:p text:style-name="P50">This policy will be reviewed and updated periodically to reflect evolving security threats, coding standards, and industry best practices.</text:p>
      <text:p text:style-name="P2"><text:span text:style-name="Strong_20_Emphasis"><text:span text:style-name="T2">9. References</text:span></text:span></text:p>
      <text:list text:style-name="L9">
        <text:list-item>
          <text:p text:style-name="P48"><text:span text:style-name="T3">OWASP Top 10: </text:span><text:a xlink:type="simple" xlink:href="https://owasp.org/www-project-top-ten/" office:target-frame-name="_blank" xlink:show="new" text:style-name="Internet_20_link" text:visited-style-name="Visited_20_Internet_20_Link"><text:span text:style-name="T5">https://owasp.org/www-project-top-ten/</text:span></text:a><text:span text:style-name="T3"> </text:span></text:p>
        </text:list-item>
        <text:list-item>
          <text:p text:style-name="P48"><text:span text:style-name="T3">CWE Top 25: </text:span><text:a xlink:type="simple" xlink:href="https://cwe.mitre.org/" office:target-frame-name="_blank" xlink:show="new" text:style-name="Internet_20_link" text:visited-style-name="Visited_20_Internet_20_Link"><text:span text:style-name="T5">https://cwe.mitre.org/</text:span></text:a><text:span text:style-name="T3"> </text:span></text:p>
        </text:list-item>
      </text:list>
      <text:p text:style-name="P2"><text:span text:style-name="Strong_20_Emphasis"><text:span text:style-name="T2">Note:</text:span></text:span><text:span text:style-name="T3"> This is a sample Secure Code Policy template. You can customize it to fit the specific needs of your company and the programming languages used in your development projects. Consider incorporating specific secure coding guidelines for the most commonly used languages within your organization.</text:span></text:p>
      <text:p text:style-name="P50">By implementing this Secure Code Policy and fostering a culture of secure coding within your development team, [Your Software Company Name] can significantly reduce the risk of security vulnerabilities in your software products and enhance the overall security posture of your company.</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9T19:11:02.970817795</meta:creation-date>
    <dc:date>2024-07-09T19:11:50.834789772</dc:date>
    <meta:editing-duration>PT48S</meta:editing-duration>
    <meta:editing-cycles>2</meta:editing-cycles>
    <meta:generator>LibreOffice/24.2.4.2$Linux_X86_64 LibreOffice_project/420$Build-2</meta:generator>
    <meta:document-statistic meta:table-count="0" meta:image-count="0" meta:object-count="0" meta:page-count="3" meta:paragraph-count="47" meta:word-count="641" meta:character-count="4547" meta:non-whitespace-character-count="3953"/>
  </office:meta>
</office:document-meta>
</file>